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s" fo:country="ES" officeooo:rsid="00014637" officeooo:paragraph-rsid="000247b0"/>
    </style:style>
    <style:style style:name="P2" style:family="paragraph" style:parent-style-name="Standard">
      <style:text-properties fo:language="es" fo:country="ES" officeooo:rsid="00014637" officeooo:paragraph-rsid="000247b0"/>
    </style:style>
    <style:style style:name="T1" style:family="text">
      <style:text-properties officeooo:rsid="000247b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size="14pt" style:text-underline-style="none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Manual de usuario</text:span><text:line-break/></text:p>
      <text:p text:style-name="P2"><text:line-break/><text:span text:style-name="T1">Pingüino Mágico</text:span> permite a los usuarios registrados consultar, añadir, editar y borrar conjuros para sus personajes para el famoso juego de mesa Dungeons &amp; Dragons.<text:line-break/><text:line-break/>La página solo permite el acceso a la base de datos a usuarios registrados.<text:line-break/><text:line-break/>Los conjuros están organizados por varias categorías (escuelas), las cuales el usuario puede también añadir, editar o borrar según desee.<text:line-break/><text:line-break/>Cada conjuro debe pertenecer a una escuela, tener un nombre, un nivel y una descripció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3-02-27T23:05:04.699000000</dc:date>
    <meta:editing-duration>PT46S</meta:editing-duration>
    <meta:editing-cycles>1</meta:editing-cycles>
    <meta:document-statistic meta:table-count="0" meta:image-count="0" meta:object-count="0" meta:page-count="1" meta:paragraph-count="2" meta:word-count="77" meta:character-count="488" meta:non-whitespace-character-count="408"/>
  </office:meta>
</office:document-meta>
</file>